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0b732" officeooo:paragraph-rsid="0010b732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rsid="0010b732" officeooo:paragraph-rsid="0010b7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1 – Pemodelan Jaringan Komunikasi</text:p>
      <text:p text:style-name="P1"/>
      <text:list xml:id="list2413346091" text:style-name="L1">
        <text:list-item>
          <text:p text:style-name="P2">Apa yang anda ketahui tentang perkembangan teknologi komunikasi?</text:p>
        </text:list-item>
        <text:list-item>
          <text:p text:style-name="P2">Apa yang anda ketahui tentang perkembangan teknologi komunikasi?</text:p>
        </text:list-item>
        <text:list-item>
          <text:p text:style-name="P2">Mengapa internet merupakan contoh yang paling sesuai dari computer network?</text:p>
        </text:list-item>
        <text:list-item>
          <text:p text:style-name="P2">Konsep apa yang kita gunakan dalam mendisain suatu computer network?</text:p>
        </text:list-item>
        <text:list-item>
          <text:p text:style-name="P2">Apa yang anda ketahui tentang konsep layering? Jelaskan!</text:p>
        </text:list-item>
        <text:list-item>
          <text:p text:style-name="P2">Apa yang anda ketahui tentang OSI model dan TCP/IP model? Perbedaan dan kesamaanya? Kelebihan yang satu terhadap yang lain? Jelaskan!</text:p>
        </text:list-item>
        <text:list-item>
          <text:p text:style-name="P2">Apa yang anda ketahui tentang pemodelan sistem computer network?</text:p>
        </text:list-item>
        <text:list-item>
          <text:p text:style-name="P2">Langkah-langkah apa yang perlu dilakukan jika kita akan melakukan pemodelan dari suatu computer network dengan pendekatan simulasi? Jelaskan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editing-cycles>3</meta:editing-cycles>
    <meta:creation-date>2008-08-22T11:41:04</meta:creation-date>
    <dc:date>2021-08-25T09:50:39.231161074</dc:date>
    <meta:editing-duration>PT7M15S</meta:editing-duration>
    <meta:document-statistic meta:table-count="0" meta:image-count="0" meta:object-count="0" meta:page-count="1" meta:paragraph-count="9" meta:word-count="104" meta:character-count="720" meta:non-whitespace-character-count="632"/>
  </office:meta>
</office:document-meta>
</file>